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3d7a" officeooo:paragraph-rsid="00153d7a"/>
    </style:style>
    <style:style style:name="P2" style:family="paragraph" style:parent-style-name="Standard">
      <style:text-properties officeooo:rsid="00153d7a" officeooo:paragraph-rsid="0016ea96"/>
    </style:style>
    <style:style style:name="P3" style:family="paragraph" style:parent-style-name="Standard">
      <style:text-properties officeooo:rsid="0019e880" officeooo:paragraph-rsid="0019e880"/>
    </style:style>
    <style:style style:name="P4" style:family="paragraph" style:parent-style-name="Standard">
      <style:text-properties officeooo:rsid="0019e880" officeooo:paragraph-rsid="0019e880"/>
    </style:style>
    <style:style style:name="P5" style:family="paragraph" style:parent-style-name="Standard">
      <style:text-properties officeooo:rsid="001ec3f5" officeooo:paragraph-rsid="001ec3f5"/>
    </style:style>
    <style:style style:name="T1" style:family="text">
      <style:text-properties officeooo:rsid="0016ea96"/>
    </style:style>
    <style:style style:name="T2" style:family="text">
      <style:text-properties officeooo:rsid="0018c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commun :</text:p>
      <text:p text:style-name="P1">- header</text:p>
      <text:p text:style-name="P1">- footer <text:span text:style-name="T1">haut : textes/sous-textes/icônes des 3 divisions </text:span></text:p>
      <text:p text:style-name="P2">- footer <text:span text:style-name="T1">bas : textes/sous-texts 3 divisions </text:span></text:p>
      <text:p text:style-name="P2">- boutons communs</text:p>
      <text:p text:style-name="P1">- barre d’onglets</text:p>
      <text:p text:style-name="P1">- <text:span text:style-name="T1">box (titre, sous-titre, couleur fond, contour)</text:span></text:p>
      <text:p text:style-name="P1">- <text:span text:style-name="T1">pages : couleur fond</text:span></text:p>
      <text:p text:style-name="P1">- <text:span text:style-name="T1">boutons switch</text:span></text:p>
      <text:p text:style-name="P1">- <text:span text:style-name="T2">couleur encadrement zones saisies</text:span></text:p>
      <text:p text:style-name="P1"/>
      <text:p text:style-name="P3">Page recherche :</text:p>
      <text:p text:style-name="P3">- barre de filtres (couleur texte, couleur fond,couleur contour</text:p>
      <text:p text:style-name="P3"/>
      <text:p text:style-name="P5">Dans l’Excel :</text:p>
      <text:p text:style-name="P5">- un onglet par page, un onglet « Communs », un onglet « Textes »</text:p>
      <text:p text:style-name="P5">- générer le même ordre de pages dans le dashboard que dans l’Excel</text:p>
      <text:p text:style-name="P5">- hiérarchie de composants : C1 pour composant niveau 1 puis C2 pour niveau 2, etc..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09:50:34.597386720</meta:creation-date>
    <dc:date>2021-10-01T11:39:45.536585281</dc:date>
    <meta:editing-duration>PT5M11S</meta:editing-duration>
    <meta:editing-cycles>2</meta:editing-cycles>
    <meta:generator>LibreOffice/7.0.6.2$Linux_X86_64 LibreOffice_project/00$Build-2</meta:generator>
    <meta:document-statistic meta:table-count="0" meta:image-count="0" meta:object-count="0" meta:page-count="1" meta:paragraph-count="16" meta:word-count="105" meta:character-count="589" meta:non-whitespace-character-count="498"/>
  </office:meta>
</office:document-meta>
</file>